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35:09.6901911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0.0.alpha0$Android_ARM_EABI LibreOffice_project/484d0ea842da586a4cf51b6d11683b04f234474c</meta:generator>
  </office:meta>
</office:document-meta>
</file>